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border-top="none" fo:border-left="none" fo:border-bottom="0.0069in solid #00000A" fo:border-right="none" fo:padding-top="0in" fo:padding-left="0in" fo:padding-bottom="0.0138in" fo:padding-right="0in" style:shadow="none"/>
      <style:text-properties style:font-name="Times New Roman" style:font-name-complex="Times New Roman" fo:font-weight="bold" style:font-weight-asian="bold" style:font-weight-complex="bold" fo:font-size="16pt" style:font-size-asian="16pt" style:font-size-complex="16pt"/>
    </style:style>
    <style:style style:name="P2" style:parent-style-name="Standard" style:family="paragraph">
      <style:text-properties style:font-name="Times New Roman" style:font-name-complex="Times New Roman" fo:font-size="16pt" style:font-size-asian="16pt" style:font-size-complex="16pt"/>
    </style:style>
    <style:style style:name="P3" style:parent-style-name="Standard" style:family="paragraph">
      <style:text-properties style:font-name="Times New Roman" style:font-name-complex="Times New Roman" fo:font-size="14pt" style:font-size-asian="14pt" style:font-size-complex="14pt"/>
    </style:style>
    <style:style style:name="P4" style:parent-style-name="Listenabsatz" style:list-style-name="WWNum7" style:family="paragraph">
      <style:text-properties style:font-name="Times New Roman" style:font-name-complex="Times New Roman" fo:font-size="12pt" style:font-size-asian="12pt" style:font-size-complex="12pt"/>
    </style:style>
    <style:style style:name="P5" style:parent-style-name="Listenabsatz" style:list-style-name="WWNum7" style:family="paragraph">
      <style:text-properties style:font-name="Times New Roman" style:font-name-complex="Times New Roman" fo:font-size="12pt" style:font-size-asian="12pt" style:font-size-complex="12pt"/>
    </style:style>
    <style:style style:name="P6" style:parent-style-name="Listenabsatz" style:list-style-name="WWNum7" style:family="paragraph">
      <style:text-properties style:font-name="Times New Roman" style:font-name-complex="Times New Roman" fo:font-size="12pt" style:font-size-asian="12pt" style:font-size-complex="12pt"/>
    </style:style>
    <style:style style:name="P7" style:parent-style-name="Listenabsatz" style:list-style-name="WWNum7" style:family="paragraph">
      <style:text-properties style:font-name="Times New Roman" style:font-name-complex="Times New Roman" fo:font-size="12pt" style:font-size-asian="12pt" style:font-size-complex="12pt"/>
    </style:style>
    <style:style style:name="P8" style:parent-style-name="Listenabsatz" style:list-style-name="WWNum7" style:family="paragraph">
      <style:text-properties style:font-name="Times New Roman" style:font-name-complex="Times New Roman" fo:font-size="12pt" style:font-size-asian="12pt" style:font-size-complex="12pt"/>
    </style:style>
    <style:style style:name="P9" style:parent-style-name="Listenabsatz" style:family="paragraph">
      <style:paragraph-properties fo:margin-left="0in">
        <style:tab-stops/>
      </style:paragraph-properties>
      <style:text-properties style:font-name="Times New Roman" style:font-name-complex="Times New Roman" fo:font-size="14pt" style:font-size-asian="14pt" style:font-size-complex="14pt"/>
    </style:style>
    <style:style style:name="P10" style:parent-style-name="Listenabsatz" style:list-style-name="WWNum5" style:family="paragraph">
      <style:text-properties style:font-name="Times New Roman" style:font-name-complex="Times New Roman" fo:font-size="12pt" style:font-size-asian="12pt" style:font-size-complex="12pt"/>
    </style:style>
    <style:style style:name="P11" style:parent-style-name="Listenabsatz" style:list-style-name="WWNum5" style:family="paragraph">
      <style:text-properties style:font-name="Times New Roman" style:font-name-complex="Times New Roman" fo:font-size="12pt" style:font-size-asian="12pt" style:font-size-complex="12pt"/>
    </style:style>
    <style:style style:name="P12" style:parent-style-name="Listenabsatz" style:list-style-name="WWNum5" style:family="paragraph">
      <style:text-properties style:font-name="Times New Roman" style:font-name-complex="Times New Roman" fo:font-size="12pt" style:font-size-asian="12pt" style:font-size-complex="12pt"/>
    </style:style>
    <style:style style:name="P13" style:parent-style-name="Listenabsatz" style:list-style-name="WWNum5" style:family="paragraph">
      <style:text-properties style:font-name="Times New Roman" style:font-name-complex="Times New Roman" fo:font-size="12pt" style:font-size-asian="12pt" style:font-size-complex="12pt"/>
    </style:style>
    <style:style style:name="P14" style:parent-style-name="Listenabsatz" style:list-style-name="WWNum5" style:family="paragraph">
      <style:text-properties style:font-name="Times New Roman" style:font-name-complex="Times New Roman" fo:font-size="12pt" style:font-size-asian="12pt" style:font-size-complex="12pt"/>
    </style:style>
    <style:style style:name="P15" style:parent-style-name="Listenabsatz" style:family="paragraph">
      <style:paragraph-properties fo:margin-left="0in">
        <style:tab-stops/>
      </style:paragraph-properties>
      <style:text-properties style:font-name="Times New Roman" style:font-name-complex="Times New Roman" fo:font-size="12pt" style:font-size-asian="12pt" style:font-size-complex="12pt"/>
    </style:style>
    <style:style style:name="P16" style:parent-style-name="Listenabsatz" style:family="paragraph">
      <style:paragraph-properties fo:margin-left="0in">
        <style:tab-stops/>
      </style:paragraph-properties>
      <style:text-properties style:font-name="Times New Roman" style:font-name-complex="Times New Roman" fo:font-size="12pt" style:font-size-asian="12pt" style:font-size-complex="12pt"/>
    </style:style>
    <style:style style:name="P17" style:parent-style-name="Listenabsatz" style:family="paragraph">
      <style:paragraph-properties fo:margin-left="0in">
        <style:tab-stops/>
      </style:paragraph-properties>
      <style:text-properties style:font-name="Times New Roman" style:font-name-complex="Times New Roman" fo:font-size="12pt" style:font-size-asian="12pt" style:font-size-complex="12pt"/>
    </style:style>
    <style:style style:name="P18" style:parent-style-name="Listenabsatz" style:family="paragraph">
      <style:paragraph-properties fo:margin-left="0in">
        <style:tab-stops/>
      </style:paragraph-properties>
      <style:text-properties style:font-name="Times New Roman" style:font-name-complex="Times New Roman" fo:font-size="12pt" style:font-size-asian="12pt" style:font-size-complex="12pt"/>
    </style:style>
    <style:style style:name="P19" style:parent-style-name="Listenabsatz" style:family="paragraph">
      <style:paragraph-properties fo:margin-left="0in">
        <style:tab-stops/>
      </style:paragraph-properties>
      <style:text-properties style:font-name="Times New Roman" style:font-name-complex="Times New Roman" fo:font-size="12pt" style:font-size-asian="12pt" style:font-size-complex="12pt"/>
    </style:style>
    <style:style style:name="P20" style:parent-style-name="Listenabsatz" style:family="paragraph">
      <style:paragraph-properties fo:margin-left="0in">
        <style:tab-stops/>
      </style:paragraph-properties>
    </style:style>
    <style:style style:name="T21" style:parent-style-name="Absatz-Standardschriftart" style:family="text">
      <style:text-properties style:font-name="Times New Roman" style:font-name-complex="Times New Roman" fo:font-size="12pt" style:font-size-asian="12pt" style:font-size-complex="12pt"/>
    </style:style>
    <style:style style:name="T22" style:parent-style-name="Absatz-Standardschriftart" style:family="text">
      <style:text-properties style:font-name="Times New Roman" style:font-name-complex="Times New Roman" fo:font-size="12pt" style:font-size-asian="12pt" style:font-size-complex="12pt"/>
    </style:style>
  </office:automatic-styles>
  <office:body>
    <office:text text:use-soft-page-breaks="true">
      <text:p text:style-name="P1">Standortmöglichkeiten</text:p>
      <text:p text:style-name="P2"/>
      <text:p text:style-name="P3">Büro:</text:p>
      <text:list text:style-name="WWNum7">
        <text:list-item>
          <text:p text:style-name="P4">Berlin-Zentrum</text:p>
        </text:list-item>
        <text:list-item>
          <text:p text:style-name="P5">Potsdam</text:p>
        </text:list-item>
        <text:list-item>
          <text:p text:style-name="P6">Hamburg</text:p>
        </text:list-item>
        <text:list-item>
          <text:p text:style-name="P7">Münster</text:p>
        </text:list-item>
        <text:list-item>
          <text:p text:style-name="P8">München</text:p>
        </text:list-item>
      </text:list>
      <text:p text:style-name="P9">Fabrik:</text:p>
      <text:list text:style-name="WWNum5">
        <text:list-item>
          <text:p text:style-name="P10">Ruhrgebiet</text:p>
        </text:list-item>
        <text:list-item>
          <text:p text:style-name="P11">Polen (Stettin)</text:p>
        </text:list-item>
        <text:list-item>
          <text:p text:style-name="P12">Frankfurt/Oder</text:p>
        </text:list-item>
        <text:list-item>
          <text:p text:style-name="P13">Polen: Swinemünde,Wroclaw</text:p>
        </text:list-item>
        <text:list-item>
          <text:p text:style-name="P14">Potsdam</text:p>
        </text:list-item>
      </text:list>
      <text:p text:style-name="P15"/>
      <text:p text:style-name="P16">Wir haben uns zu aller erst an den Kunden orientiert. Da kommen einem<text:s/>natürlich die großen Städte in den Sinn, wie München, Köln und Berlin, sowie auch große Industriegebiete, wie das Ruhrgebiet.<text:s/>Auch kam uns die Idee, weiter zu denken und sich über die Grenzen Deutschlands hinweg zu bewegen. Für die Firma haben wir den Ort Swinemünde in Polen als Alternative in Betracht ziehen lassen.</text:p>
      <text:p text:style-name="P17"><text:line-break/>Danach haben wir uns die aufkommenden Kosten angesehen und all die gesammelten Ideen der<text:s/>Standort-Möglichkeiten wieder gestrichen.</text:p>
      <text:p text:style-name="P18"><text:line-break/>Da aber Berlin die Hauptstadt von Deutschland ist, haben wir geschaut, was sich im Umkreis von Berlin befindet und was auch kostensparender ist.</text:p>
      <text:p text:style-name="P19"/>
      <text:p text:style-name="P20"><text:span text:style-name="T21"><text:s/>Nachdem wir uns über Potsdam informiert haben, waren wir alle bege</text:span><text:span text:style-name="T22">istert und haben uns einstimmig für Potsdam entschied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complex="Courier New"/>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evin Tom Reinhardt</meta:initial-creator>
    <dc:creator>Sonka</dc:creator>
    <meta:creation-date>2019-05-27T16:29:00Z</meta:creation-date>
    <dc:date>2019-05-28T18:09:00Z</dc:date>
    <meta:print-date>2019-03-28T20:09:00Z</meta:print-date>
    <meta:template xlink:href="Normal" xlink:type="simple"/>
    <meta:editing-cycles>4</meta:editing-cycles>
    <meta:editing-duration>PT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 meta:word-count="130" meta:character-count="952" meta:row-count="6" meta:non-whitespace-character-count="823"/>
  </office:meta>
</office:document-meta>
</file>